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21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53.9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odel: Standard LeNet</text:p>
            <text:p>Dataset: initial</text:p>
            <text:p>Learning rate: 0.001</text:p>
            <text:p>Sigma: 0.1</text:p>
            <text:p>Epoch:20</text:p>
          </table:table-cell>
          <table:table-cell office:value-type="string" calcext:value-type="string">
            <text:p>Model: LeNet:</text:p>
            <text:p>Dataset: min 500 samples</text:p>
            <text:p><text:span text:style-name="T1">Learning rate: 0.001</text:span></text:p>
          </table:table-cell>
          <table:table-cell office:value-type="string" calcext:value-type="string">
            <text:p>Model: LeNet</text:p>
            <text:p>Dataset: min 500 samples</text:p>
            <text:p><text:span text:style-name="T1">Learning rate: 0.0009</text:span></text:p>
            <text:p><text:span text:style-name="T1">Sigma: 0.1</text:span></text:p>
          </table:table-cell>
          <table:table-cell office:value-type="string" calcext:value-type="string">
            <text:p>Model LeNet</text:p>
            <text:p>Dataset min 500 samples</text:p>
            <text:p><text:span text:style-name="T1">Learning rate: 0.0007</text:span></text:p>
            <text:p><text:span text:style-name="T1">Sigma: 0.1</text:span></text:p>
          </table:table-cell>
          <table:table-cell office:value-type="string" calcext:value-type="string">
            <text:p>LeNet 3 convnet</text:p>
            <text:p>Final dataset, </text:p>
            <text:p><text:span text:style-name="T1">Learning rate: 0.0008, </text:span></text:p>
            <text:p><text:span text:style-name="T1">12 filter on the 3rd layer</text:span></text:p>
            <text:p><text:span text:style-name="T1">Sigma: 0.1</text:span></text:p>
            <text:p><text:span text:style-name="T1"/></text:p>
          </table:table-cell>
          <table:table-cell office:value-type="string" calcext:value-type="string">
            <text:p>Model:  LeNet3 convnet</text:p>
            <text:p>Final dataset,</text:p>
            <text:p><text:span text:style-name="T1">Learning rate: 0.0008, </text:span></text:p>
            <text:p><text:span text:style-name="T1">1200 filter on convnet 3</text:span></text:p>
          </table:table-cell>
          <table:table-cell office:value-type="string" calcext:value-type="string">
            <text:p>Model: YoWiNet, </text:p>
            <text:p>0.007 learning rate,</text:p>
            <text:p>Epoch: 40</text:p>
            <text:p>Sigma: 0.1</text:p>
          </table:table-cell>
          <table:table-cell table:style-name="ce4" office:value-type="string" calcext:value-type="string">
            <text:p><text:span text:style-name="T2">Model: YoWiNet, </text:span></text:p>
            <text:p><text:span text:style-name="T2">0.008 learning rate,</text:span></text:p>
            <text:p><text:span text:style-name="T2">Epochs: </text:span><text:span text:style-name="T2"> 50 </text:span></text:p>
            <text:p><text:span text:style-name="T2">Sigma: 0.1</text:span></text:p>
          </table:table-cell>
          <table:table-cell table:style-name="ce4" office:value-type="string" calcext:value-type="string">
            <text:p><text:span text:style-name="T2">Model: YoWiNet, </text:span></text:p>
            <text:p><text:span text:style-name="T2">0.007 learning rate, </text:span></text:p>
            <text:p><text:span text:style-name="T2">sigma 0.15</text:span></text:p>
            <text:p><text:span text:style-name="T2"> 40 epoch, </text:span></text:p>
            <text:p><text:span text:style-name="T2">More validation set</text:span></text:p>
          </table:table-cell>
          <table:table-cell table:style-name="ce4" office:value-type="string" calcext:value-type="string">
            <text:p><text:span text:style-name="T2">Model: YoWiNet, </text:span></text:p>
            <text:p><text:span text:style-name="T2">0.007 learning rate, </text:span></text:p>
            <text:p><text:span text:style-name="T2">Sigma 0.1</text:span></text:p>
            <text:p><text:span text:style-name="T2"> 40 epoch, </text:span></text:p>
            <text:p><text:span text:style-name="T2">More validation set</text:span></text:p>
          </table:table-cell>
        </table:table-row>
        <table:table-row table:style-name="ro2">
          <table:table-cell table:style-name="ce2" office:value-type="float" office:value="0.62" calcext:value-type="float">
            <text:p>0.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08" calcext:value-type="float">
            <text:p>0.608</text:p>
          </table:table-cell>
          <table:table-cell office:value-type="float" office:value="0.537" calcext:value-type="float">
            <text:p>0.537</text:p>
          </table:table-cell>
          <table:table-cell office:value-type="float" office:value="0.733" calcext:value-type="float">
            <text:p>0.733</text:p>
          </table:table-cell>
          <table:table-cell office:value-type="float" office:value="0.802" calcext:value-type="float">
            <text:p>0.8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885" calcext:value-type="float">
            <text:p>0.88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2">
          <table:table-cell table:style-name="ce2" office:value-type="float" office:value="0.744" calcext:value-type="float">
            <text:p>0.74</text:p>
          </table:table-cell>
          <table:table-cell office:value-type="float" office:value="0.798" calcext:value-type="float">
            <text:p>0.798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9" calcext:value-type="float">
            <text:p>0.859</text:p>
          </table:table-cell>
          <table:table-cell office:value-type="float" office:value="0.905" calcext:value-type="float">
            <text:p>0.90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 table:style-name="ce2" office:value-type="float" office:value="0.8" calcext:value-type="float">
            <text:p>0.80</text:p>
          </table:table-cell>
          <table:table-cell office:value-type="float" office:value="0.844" calcext:value-type="float">
            <text:p>0.844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7" calcext:value-type="float">
            <text:p>0.81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" calcext:value-type="float">
            <text:p>0.87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4" calcext:value-type="float">
            <text:p>0.904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2">
          <table:table-cell table:style-name="ce2" office:value-type="float" office:value="0.838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5" calcext:value-type="float">
            <text:p>0.84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3" calcext:value-type="float">
            <text:p>0.883</text:p>
          </table:table-cell>
          <table:table-cell office:value-type="float" office:value="0.898" calcext:value-type="float">
            <text:p>0.898</text:p>
          </table:table-cell>
          <table:table-cell office:value-type="float" office:value="0.855" calcext:value-type="float">
            <text:p>0.855</text:p>
          </table:table-cell>
          <table:table-cell office:value-type="float" office:value="0.886" calcext:value-type="float">
            <text:p>0.886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2">
          <table:table-cell table:style-name="ce2" office:value-type="float" office:value="0.854" calcext:value-type="float">
            <text:p>0.85</text:p>
          </table:table-cell>
          <table:table-cell office:value-type="float" office:value="0.872" calcext:value-type="float">
            <text:p>0.872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9" calcext:value-type="float">
            <text:p>0.85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" calcext:value-type="float">
            <text:p>0.89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2">
          <table:table-cell table:style-name="ce2" office:value-type="float" office:value="0.852" calcext:value-type="float">
            <text:p>0.85</text:p>
          </table:table-cell>
          <table:table-cell office:value-type="float" office:value="0.882" calcext:value-type="float">
            <text:p>0.882</text:p>
          </table:table-cell>
          <table:table-cell office:value-type="float" office:value="0.849" calcext:value-type="float">
            <text:p>0.849</text:p>
          </table:table-cell>
          <table:table-cell office:value-type="float" office:value="0.874" calcext:value-type="float">
            <text:p>0.874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3" calcext:value-type="float">
            <text:p>0.923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table:style-name="ce2" office:value-type="float" office:value="0.881" calcext:value-type="float">
            <text:p>0.88</text:p>
          </table:table-cell>
          <table:table-cell office:value-type="float" office:value="0.885" calcext:value-type="float">
            <text:p>0.885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4" calcext:value-type="float">
            <text:p>0.91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" calcext:value-type="float">
            <text:p>0.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2">
          <table:table-cell table:style-name="ce2" office:value-type="float" office:value="0.877" calcext:value-type="float">
            <text:p>0.88</text:p>
          </table:table-cell>
          <table:table-cell office:value-type="float" office:value="0.898" calcext:value-type="float">
            <text:p>0.89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7" calcext:value-type="float">
            <text:p>0.9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2">
          <table:table-cell table:style-name="ce2" office:value-type="float" office:value="0.884" calcext:value-type="float">
            <text:p>0.88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86" calcext:value-type="float">
            <text:p>0.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2">
          <table:table-cell table:style-name="ce2" office:value-type="float" office:value="0.878" calcext:value-type="float">
            <text:p>0.8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2">
          <table:table-cell table:style-name="ce2" office:value-type="float" office:value="0.895" calcext:value-type="float">
            <text:p>0.90</text:p>
          </table:table-cell>
          <table:table-cell office:value-type="float" office:value="0.902" calcext:value-type="float">
            <text:p>0.90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29" calcext:value-type="float">
            <text:p>0.929</text:p>
          </table:table-cell>
          <table:table-cell office:value-type="float" office:value="0.889" calcext:value-type="float">
            <text:p>0.88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2">
          <table:table-cell table:style-name="ce2" office:value-type="float" office:value="0.894" calcext:value-type="float">
            <text:p>0.89</text:p>
          </table:table-cell>
          <table:table-cell office:value-type="float" office:value="0.907" calcext:value-type="float">
            <text:p>0.90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06" calcext:value-type="float">
            <text:p>0.906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2">
          <table:table-cell table:style-name="ce2" office:value-type="float" office:value="0.892" calcext:value-type="float">
            <text:p>0.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" calcext:value-type="float">
            <text:p>0.89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2">
          <table:table-cell table:style-name="ce2" office:value-type="float" office:value="0.885" calcext:value-type="float">
            <text:p>0.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1" calcext:value-type="float">
            <text:p>0.91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6" calcext:value-type="float">
            <text:p>0.926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2">
          <table:table-cell table:style-name="ce2" office:value-type="float" office:value="0.905" calcext:value-type="float">
            <text:p>0.9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9" calcext:value-type="float">
            <text:p>0.909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2">
          <table:table-cell table:style-name="ce2" office:value-type="float" office:value="0.892" calcext:value-type="float">
            <text:p>0.89</text:p>
          </table:table-cell>
          <table:table-cell office:value-type="float" office:value="0.907" calcext:value-type="float">
            <text:p>0.907</text:p>
          </table:table-cell>
          <table:table-cell office:value-type="float" office:value="0.893" calcext:value-type="float">
            <text:p>0.8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" calcext:value-type="float">
            <text:p>0.924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2">
          <table:table-cell table:style-name="ce2" office:value-type="float" office:value="0.907" calcext:value-type="float">
            <text:p>0.91</text:p>
          </table:table-cell>
          <table:table-cell office:value-type="float" office:value="0.91" calcext:value-type="float">
            <text:p>0.91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2" calcext:value-type="float">
            <text:p>0.912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2">
          <table:table-cell table:style-name="ce2" office:value-type="float" office:value="0.891" calcext:value-type="float">
            <text:p>0.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" calcext:value-type="float">
            <text:p>0.9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2">
          <table:table-cell table:style-name="ce2" office:value-type="float" office:value="0.895" calcext:value-type="float">
            <text:p>0.90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1" calcext:value-type="float">
            <text:p>0.911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2">
          <table:table-cell table:style-name="ce2" office:value-type="float" office:value="0.883" calcext:value-type="float">
            <text:p>0.88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5" calcext:value-type="float">
            <text:p>0.925</text:p>
          </table:table-cell>
          <table:table-cell office:value-type="float" office:value="0.899" calcext:value-type="float">
            <text:p>0.899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2" calcext:value-type="float">
            <text:p>0.912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03" calcext:value-type="float">
            <text:p>0.903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1" calcext:value-type="float">
            <text:p>0.90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7" calcext:value-type="float">
            <text:p>0.907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8" calcext:value-type="float">
            <text:p>0.918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" calcext:value-type="float">
            <text:p>0.91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5" calcext:value-type="float">
            <text:p>0.9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5" calcext:value-type="float">
            <text:p>0.915</text:p>
          </table:table-cell>
          <table:table-cell table:number-columns-repeated="2" office:value-type="float" office:value="0.922" calcext:value-type="float">
            <text:p>0.922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6" calcext:value-type="float">
            <text:p>0.876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6" calcext:value-type="float">
            <text:p>0.916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04" calcext:value-type="float">
            <text:p>0.90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3" calcext:value-type="float">
            <text:p>0.923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6" calcext:value-type="float">
            <text:p>0.91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" calcext:value-type="float">
            <text:p>0.92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4" calcext:value-type="float">
            <text:p>0.91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9" calcext:value-type="float">
            <text:p>0.92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9" calcext:value-type="float">
            <text:p>0.929</text:p>
          </table:table-cell>
          <table:table-cell office:value-type="float" office:value="0.889" calcext:value-type="float">
            <text:p>0.889</text:p>
          </table:table-cell>
          <table:table-cell office:value-type="float" office:value="0.926" calcext:value-type="float">
            <text:p>0.926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08" calcext:value-type="float">
            <text:p>0.908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23" calcext:value-type="float">
            <text:p>0.92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26" calcext:value-type="float">
            <text:p>0.92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4" calcext:value-type="float">
            <text:p>0.92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3" calcext:value-type="float">
            <text:p>0.9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1" calcext:value-type="float">
            <text:p>0.931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24" calcext:value-type="float">
            <text:p>0.9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2" calcext:value-type="float">
            <text:p>0.94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04" calcext:value-type="float">
            <text:p>0.904</text:p>
          </table:table-cell>
          <table:table-cell office:value-type="float" office:value="0.93" calcext:value-type="float">
            <text:p>0.93</text:p>
          </table:table-cell>
          <table:table-cell office:value-type="float" office:value="0.924" calcext:value-type="float">
            <text:p>0.92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22" calcext:value-type="float">
            <text:p>0.922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1" calcext:value-type="float">
            <text:p>0.921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float" office:value="0.933" calcext:value-type="float">
            <text:p>0.93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16" calcext:value-type="float">
            <text:p>0.916</text:p>
          </table:table-cell>
          <table:table-cell office:value-type="float" office:value="0.929" calcext:value-type="float">
            <text:p>0.929</text:p>
          </table:table-cell>
          <table:table-cell office:value-type="float" office:value="0.924" calcext:value-type="float">
            <text:p>0.924</text:p>
          </table:table-cell>
          <table:table-cell office:value-type="float" office:value="0.941" calcext:value-type="float">
            <text:p>0.94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26" calcext:value-type="float">
            <text:p>0.926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" calcext:value-type="float">
            <text:p>0.9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float" office:value="0.926" calcext:value-type="float">
            <text:p>0.926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4" calcext:value-type="float">
            <text:p>0.92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2">
          <table:table-cell table:style-name="ce2"/>
          <table:table-cell table:number-columns-repeated="6"/>
          <table:table-cell office:value-type="float" office:value="0.907" calcext:value-type="float">
            <text:p>0.907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34" calcext:value-type="float">
            <text:p>0.934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32" calcext:value-type="float">
            <text:p>0.932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27" calcext:value-type="float">
            <text:p>0.927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21" calcext:value-type="float">
            <text:p>0.921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29" calcext:value-type="float">
            <text:p>0.929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938" calcext:value-type="float">
            <text:p>0.938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office:value-type="float" office:value="0.904" calcext:value-type="float">
            <text:p>0.904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0.932" calcext:value-type="float">
            <text:p>0.932</text:p>
          </table:table-cell>
          <table:table-cell table:style-name="ce3" office:value-type="float" office:value="0.921" calcext:value-type="float">
            <text:p>0.921</text:p>
          </table:table-cell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93" calcext:value-type="float">
            <text:p>0.93</text:p>
          </table:table-cell>
        </table:table-row>
        <table:table-row table:style-name="ro2" table:number-rows-repeated="104852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2:00:53.723262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8:59:58.450061588</meta:creation-date>
    <dc:date>2017-02-17T13:04:38.195905262</dc:date>
    <meta:editing-duration>PT4H19M51S</meta:editing-duration>
    <meta:editing-cycles>10</meta:editing-cycles>
    <meta:generator>LibreOffice/5.1.4.2$Linux_X86_64 LibreOffice_project/10m0$Build-2</meta:generator>
    <meta:document-statistic meta:table-count="1" meta:cell-count="366" meta:object-count="0"/>
  </office:meta>
</office:document-meta>
</file>